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3" table:default-cell-style-name="ce3"/>
        <table:table-row table:style-name="ro1">
          <table:table-cell table:style-name="ce1" office:value-type="string" calcext:value-type="string">
            <text:p>frecuencia de operación MHz</text:p>
          </table:table-cell>
          <table:table-cell office:value-type="string" calcext:value-type="string">
            <text:p>GTx=0</text:p>
          </table:table-cell>
          <table:table-cell office:value-type="string" calcext:value-type="string">
            <text:p>GTx=5</text:p>
          </table:table-cell>
          <table:table-cell office:value-type="string" calcext:value-type="string">
            <text:p>GTx=10</text:p>
          </table:table-cell>
          <table:table-cell office:value-type="string" calcext:value-type="string">
            <text:p>GTx=1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-45.52" calcext:value-type="float">
            <text:p>-45,52</text:p>
          </table:table-cell>
          <table:table-cell office:value-type="float" office:value="-39.49" calcext:value-type="float">
            <text:p>-39,49</text:p>
          </table:table-cell>
          <table:table-cell office:value-type="float" office:value="-33.19" calcext:value-type="float">
            <text:p>-33,19</text:p>
          </table:table-cell>
          <table:table-cell office:value-type="float" office:value="-29.55" calcext:value-type="float">
            <text:p>-29,5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43.45" calcext:value-type="float">
            <text:p>-43,45</text:p>
          </table:table-cell>
          <table:table-cell office:value-type="float" office:value="-38.27" calcext:value-type="float">
            <text:p>-38,27</text:p>
          </table:table-cell>
          <table:table-cell office:value-type="float" office:value="-33.28" calcext:value-type="float">
            <text:p>-33,28</text:p>
          </table:table-cell>
          <table:table-cell office:value-type="float" office:value="-28.55" calcext:value-type="float">
            <text:p>-28,5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-43.3" calcext:value-type="float">
            <text:p>-43,3</text:p>
          </table:table-cell>
          <table:table-cell office:value-type="float" office:value="-38.23" calcext:value-type="float">
            <text:p>-38,23</text:p>
          </table:table-cell>
          <table:table-cell office:value-type="float" office:value="-33.27" calcext:value-type="float">
            <text:p>-33,27</text:p>
          </table:table-cell>
          <table:table-cell office:value-type="float" office:value="-28.45" calcext:value-type="float">
            <text:p>-28,4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-43.72" calcext:value-type="float">
            <text:p>-43,72</text:p>
          </table:table-cell>
          <table:table-cell office:value-type="float" office:value="-38.58" calcext:value-type="float">
            <text:p>-38,58</text:p>
          </table:table-cell>
          <table:table-cell office:value-type="float" office:value="-33.57" calcext:value-type="float">
            <text:p>-33,57</text:p>
          </table:table-cell>
          <table:table-cell office:value-type="float" office:value="-28.69" calcext:value-type="float">
            <text:p>-28,69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-44.02" calcext:value-type="float">
            <text:p>-44,02</text:p>
          </table:table-cell>
          <table:table-cell office:value-type="float" office:value="-38.97" calcext:value-type="float">
            <text:p>-38,97</text:p>
          </table:table-cell>
          <table:table-cell office:value-type="float" office:value="-33.89" calcext:value-type="float">
            <text:p>-33,89</text:p>
          </table:table-cell>
          <table:table-cell office:value-type="float" office:value="-29.02" calcext:value-type="float">
            <text:p>-29,0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-44.48" calcext:value-type="float">
            <text:p>-44,48</text:p>
          </table:table-cell>
          <table:table-cell office:value-type="float" office:value="-39.39" calcext:value-type="float">
            <text:p>-39,39</text:p>
          </table:table-cell>
          <table:table-cell office:value-type="float" office:value="-34.25" calcext:value-type="float">
            <text:p>-34,25</text:p>
          </table:table-cell>
          <table:table-cell office:value-type="float" office:value="-29.47" calcext:value-type="float">
            <text:p>-29,4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-48.9" calcext:value-type="float">
            <text:p>-48,9</text:p>
          </table:table-cell>
          <table:table-cell office:value-type="float" office:value="-43.2" calcext:value-type="float">
            <text:p>-43,2</text:p>
          </table:table-cell>
          <table:table-cell office:value-type="float" office:value="-39.06" calcext:value-type="float">
            <text:p>-39,06</text:p>
          </table:table-cell>
          <table:table-cell office:value-type="float" office:value="-33.51" calcext:value-type="float">
            <text:p>-33,5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-51.6" calcext:value-type="float">
            <text:p>-51,6</text:p>
          </table:table-cell>
          <table:table-cell office:value-type="float" office:value="-46.65" calcext:value-type="float">
            <text:p>-46,65</text:p>
          </table:table-cell>
          <table:table-cell office:value-type="float" office:value="-41.8" calcext:value-type="float">
            <text:p>-41,8</text:p>
          </table:table-cell>
          <table:table-cell office:value-type="float" office:value="-37.03" calcext:value-type="float">
            <text:p>-37,03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-54.9" calcext:value-type="float">
            <text:p>-54,9</text:p>
          </table:table-cell>
          <table:table-cell office:value-type="float" office:value="-49.66" calcext:value-type="float">
            <text:p>-49,66</text:p>
          </table:table-cell>
          <table:table-cell office:value-type="float" office:value="-44.73" calcext:value-type="float">
            <text:p>-44,73</text:p>
          </table:table-cell>
          <table:table-cell office:value-type="float" office:value="-40.18" calcext:value-type="float">
            <text:p>-40,18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57.61" calcext:value-type="float">
            <text:p>-57,61</text:p>
          </table:table-cell>
          <table:table-cell office:value-type="float" office:value="-52.79" calcext:value-type="float">
            <text:p>-52,79</text:p>
          </table:table-cell>
          <table:table-cell office:value-type="float" office:value="-48" calcext:value-type="float">
            <text:p>-48</text:p>
          </table:table-cell>
          <table:table-cell office:value-type="float" office:value="-43.35" calcext:value-type="float">
            <text:p>-43,35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-60.74" calcext:value-type="float">
            <text:p>-60,74</text:p>
          </table:table-cell>
          <table:table-cell office:value-type="float" office:value="-57.17" calcext:value-type="float">
            <text:p>-57,17</text:p>
          </table:table-cell>
          <table:table-cell office:value-type="float" office:value="-50.8" calcext:value-type="float">
            <text:p>-50,8</text:p>
          </table:table-cell>
          <table:table-cell office:value-type="float" office:value="-46.29" calcext:value-type="float">
            <text:p>-46,29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-63.89" calcext:value-type="float">
            <text:p>-63,89</text:p>
          </table:table-cell>
          <table:table-cell office:value-type="float" office:value="-60.07" calcext:value-type="float">
            <text:p>-60,07</text:p>
          </table:table-cell>
          <table:table-cell office:value-type="float" office:value="-54.17" calcext:value-type="float">
            <text:p>-54,17</text:p>
          </table:table-cell>
          <table:table-cell office:value-type="float" office:value="-49.33" calcext:value-type="float">
            <text:p>-49,33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-66.48" calcext:value-type="float">
            <text:p>-66,48</text:p>
          </table:table-cell>
          <table:table-cell office:value-type="float" office:value="-62.87" calcext:value-type="float">
            <text:p>-62,87</text:p>
          </table:table-cell>
          <table:table-cell office:value-type="float" office:value="-57.35" calcext:value-type="float">
            <text:p>-57,35</text:p>
          </table:table-cell>
          <table:table-cell office:value-type="float" office:value="-52.34" calcext:value-type="float">
            <text:p>-52,3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-69.88" calcext:value-type="float">
            <text:p>-69,88</text:p>
          </table:table-cell>
          <table:table-cell table:style-name="ce7" office:value-type="float" office:value="-64.63" calcext:value-type="float">
            <text:p>-64,63</text:p>
          </table:table-cell>
          <table:table-cell office:value-type="float" office:value="-59.82" calcext:value-type="float">
            <text:p>-59,82</text:p>
          </table:table-cell>
          <table:table-cell office:value-type="float" office:value="-54.98" calcext:value-type="float">
            <text:p>-54,9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-72.8" calcext:value-type="float">
            <text:p>-72,8</text:p>
          </table:table-cell>
          <table:table-cell office:value-type="float" office:value="-67.1" calcext:value-type="float">
            <text:p>-67,1</text:p>
          </table:table-cell>
          <table:table-cell office:value-type="float" office:value="-62.5" calcext:value-type="float">
            <text:p>-62,5</text:p>
          </table:table-cell>
          <table:table-cell office:value-type="float" office:value="-57.74" calcext:value-type="float">
            <text:p>-57,7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7" office:value-type="float" office:value="-94.46" calcext:value-type="float">
            <text:p>-94,46</text:p>
          </table:table-cell>
          <table:table-cell office:value-type="float" office:value="-91.55" calcext:value-type="float">
            <text:p>-91,55</text:p>
          </table:table-cell>
          <table:table-cell office:value-type="float" office:value="-84.57" calcext:value-type="float">
            <text:p>-84,57</text:p>
          </table:table-cell>
          <table:table-cell office:value-type="float" office:value="-83.07" calcext:value-type="float">
            <text:p>-83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4:35:06.9487631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4:44:22.137071258</meta:creation-date>
    <dc:date>2022-06-08T15:12:29.755071046</dc:date>
    <meta:editing-duration>PT41M29S</meta:editing-duration>
    <meta:editing-cycles>2</meta:editing-cycles>
    <meta:generator>LibreOffice/6.4.7.2$Linux_X86_64 LibreOffice_project/40$Build-2</meta:generator>
    <meta:document-statistic meta:table-count="1" meta:cell-count="85" meta:object-count="0"/>
  </office:meta>
</office:document-meta>
</file>